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Один цветоче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в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ри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Букетик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Пол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2:10:36.632779435</meta:creation-date>
    <dc:date>2020-10-04T16:15:53.209517481</dc:date>
    <meta:editing-duration>PT4H5M16S</meta:editing-duration>
    <meta:editing-cycles>4</meta:editing-cycles>
    <meta:generator>LibreOffice/6.4.5.2$Linux_X86_64 LibreOffice_project/40$Build-2</meta:generator>
    <meta:document-statistic meta:table-count="1" meta:cell-count="18" meta:object-count="0"/>
  </office:meta>
</office:document-meta>
</file>